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language="es" fo:country="ES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style:font-size-asian="18pt"/>
    </style:style>
    <style:style style:name="T6" style:family="text">
      <style:text-properties style:font-size-complex="1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result_box6"/>Multimedia Clase</text:p>
      <text:p text:style-name="Standard"/>
      <text:list xml:id="list1942105065" text:style-name="L1">
        <text:list-item>
          <text:p text:style-name="P1"><text:span text:style-name="T1">Tema Uno – Fotos</text:span> (15hrs)<text:line-break/>Herramientas: Gimp, Photoshop?, Picasa?</text:p>
          <text:list>
            <text:list-item>
              <text:p text:style-name="P2"><text:bookmark text:name="result_box"/>Recorte / Cambiar el tamaño de</text:p>
            </text:list-item>
            <text:list-item>
              <text:p text:style-name="P2">De ojos rojos</text:p>
            </text:list-item>
            <text:list-item>
              <text:p text:style-name="P2">De contraste de imagen</text:p>
            </text:list-item>
          </text:list>
        </text:list-item>
        <text:list-item>
          <text:p text:style-name="P1"><text:span text:style-name="T1">Tema Dos – G</text:span><text:span text:style-name="T3">ráficos</text:span> (15hrs)<text:line-break/>Herramientas: Inkscape, Illustrator?, Dia?, Open Office Draw?</text:p>
          <text:list>
            <text:list-item>
              <text:p text:style-name="P2"><text:bookmark text:name="result_box1"/>Texto de lujo</text:p>
            </text:list-item>
            <text:list-item>
              <text:p text:style-name="P2">Animación básica?</text:p>
            </text:list-item>
            <text:list-item>
              <text:p text:style-name="P2">En gran formato (banners, pósters)</text:p>
            </text:list-item>
          </text:list>
        </text:list-item>
        <text:list-item>
          <text:p text:style-name="P1"><text:span text:style-name="T1">Tema Tres – Audio</text:span> (20hrs)<text:line-break/>Herramientas: Audacity</text:p>
          <text:list>
            <text:list-item>
              <text:p text:style-name="P2"><text:bookmark text:name="result_box2"/>Introducción al almacenamiento de audio</text:p>
              <text:list>
                <text:list-item>
                  <text:p text:style-name="P2">Codec / contenedor general</text:p>
                </text:list-item>
              </text:list>
            </text:list-item>
            <text:list-item>
              <text:p text:style-name="P2">Ola propiedades</text:p>
            </text:list-item>
            <text:list-item>
              <text:p text:style-name="P2">De corte</text:p>
            </text:list-item>
            <text:list-item>
              <text:p text:style-name="P2">Filtrado</text:p>
            </text:list-item>
          </text:list>
        </text:list-item>
        <text:list-item>
          <text:p text:style-name="P1"><text:span text:style-name="T1">Tema Cuatro – Video</text:span> (40hrs)<text:line-break/>Herramientas: FFMpeg (GUI?), Avidemux, DVDStyler (or equalivent), PiTiVi/Kino/Primere/MovieMaker</text:p>
          <text:list>
            <text:list-item>
              <text:p text:style-name="P2"><text:bookmark text:name="result_box3"/>Introducción al almacenamiento de vídeo</text:p>
              <text:list>
                <text:list-item>
                  <text:p text:style-name="P2">Codec / contenedor general</text:p>
                </text:list-item>
                <text:list-item>
                  <text:p text:style-name="P2">Formatos Típica (NTSC / PAL / DV)</text:p>
                </text:list-item>
              </text:list>
            </text:list-item>
            <text:list-item>
              <text:p text:style-name="P2">Compresión</text:p>
            </text:list-item>
            <text:list-item>
              <text:p text:style-name="P2">De corte</text:p>
            </text:list-item>
            <text:list-item>
              <text:p text:style-name="P2">Edición multipista</text:p>
            </text:list-item>
            <text:list-item>
              <text:p text:style-name="P2">Creación de DVD</text:p>
            </text:list-item>
            <text:list-item>
              <text:p text:style-name="P2">Creación de YouTube</text:p>
            </text:list-item>
          </text:list>
        </text:list-item>
        <text:list-item>
          <text:p text:style-name="P1"><text:span text:style-name="T1">Tema Cinco – P</text:span><text:span text:style-name="T3">áginas de Web</text:span> (60hrs)<text:line-break/>Herramientas: Kompozer, Dreamweaver/Other Adobe?</text:p>
          <text:list>
            <text:list-item>
              <text:p text:style-name="P2"><text:bookmark text:name="result_box4"/>Introducción a la arquitectura</text:p>
              <text:list>
                <text:list-item>
                  <text:p text:style-name="P2">Servidores</text:p>
                </text:list-item>
                <text:list-item>
                  <text:p text:style-name="P2">Documentos estructurados</text:p>
                </text:list-item>
              </text:list>
            </text:list-item>
            <text:list-item>
              <text:p text:style-name="P2">Página básica: fotografías y enlaces</text:p>
            </text:list-item>
            <text:list-item>
              <text:p text:style-name="P2">HTML básico</text:p>
            </text:list-item>
          </text:list>
        </text:list-item>
        <text:list-item>
          <text:p text:style-name="P1"><text:span text:style-name="T1">Tema Sies – Avanzada Web</text:span> (50hrs)<text:line-break/>Herramientas: Bluefish, ?</text:p>
          <text:list>
            <text:list-item>
              <text:p text:style-name="P2"><text:bookmark text:name="result_box5"/>Básicos Javascript</text:p>
            </text:list-item>
            <text:list-item>
              <text:p text:style-name="P2">Básico de PHP / Python</text:p>
            </text:list-item>
            <text:list-item>
              <text:p text:style-name="P2">Seguridad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Kent</meta:initial-creator>
    <meta:creation-date>2010-10-16T21:58:22</meta:creation-date>
    <meta:generator>OpenOffice.org/3.2$Linux OpenOffice.org_project/320m12$Build-9483</meta:generator>
    <dc:date>2010-11-01T09:18:43</dc:date>
    <dc:creator>Tom Kent</dc:creator>
    <meta:editing-duration>PT41H31M33S</meta:editing-duration>
    <meta:editing-cycles>4</meta:editing-cycles>
    <meta:document-statistic meta:table-count="0" meta:image-count="0" meta:object-count="0" meta:page-count="1" meta:paragraph-count="34" meta:word-count="182" meta:character-count="1069"/>
  </office:meta>
</office:document-meta>
</file>